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T1" style:family="text">
      <style:text-properties officeooo:rsid="00200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ef abstract in <text:span text:style-name="T1">French</text:span></text:p>
      <text:p text:style-name="P1">Abstracts have a maximum limit of 4000 characte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38:49.058944825</meta:creation-date>
    <meta:generator>LibreOffice/7.6.4.1$Linux_X86_64 LibreOffice_project/60$Build-1</meta:generator>
    <dc:date>2024-02-05T13:57:49.500459101</dc:date>
    <dc:creator>Dominique Caron</dc:creator>
    <meta:editing-duration>PT27S</meta:editing-duration>
    <meta:editing-cycles>1</meta:editing-cycles>
    <meta:document-statistic meta:table-count="0" meta:image-count="0" meta:object-count="0" meta:page-count="1" meta:paragraph-count="2" meta:word-count="12" meta:character-count="74" meta:non-whitespace-character-count="64"/>
  </office:meta>
</office:document-meta>
</file>